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color="#8019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66ff66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order-bottom="none" fo:background-color="#ffcccc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6" style:family="table-cell" style:parent-style-name="Default">
      <style:table-cell-properties fo:border-bottom="none" fo:background-color="#ffcccc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color="#461900"/>
    </style:style>
    <style:style style:name="ce10" style:family="table-cell" style:parent-style-name="Default">
      <style:table-cell-properties fo:border-bottom="none" fo:background-color="#ffcccc" style:text-align-source="fix" style:repeat-content="false" fo:border-left="none" fo:border-right="none" fo:border-top="0.06pt solid #000000"/>
      <style:paragraph-properties fo:text-align="center" fo:margin-left="0in"/>
    </style:style>
    <style:style style:name="ce11" style:family="table-cell" style:parent-style-name="Default">
      <style:table-cell-properties fo:background-color="#ffcccc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cc99ff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number-columns-repeated="1017" table:default-cell-style-name="ce2"/>
        <table:table-row table:style-name="ro1">
          <table:table-cell table:style-name="ce1" office:value-type="string" calcext:value-type="string">
            <text:p><text:s text:c="2"/>time between arrivals</text:p>
          </table:table-cell>
          <table:table-cell table:style-name="ce9" office:value-type="string" calcext:value-type="string">
            <text:p>probablity</text:p>
          </table:table-cell>
          <table:table-cell/>
          <table:table-cell table:style-name="ce13" office:value-type="string" calcext:value-type="string">
            <text:p>able service time</text:p>
          </table:table-cell>
          <table:table-cell table:style-name="ce13" office:value-type="string" calcext:value-type="string">
            <text:p>probability</text:p>
          </table:table-cell>
          <table:table-cell/>
          <table:table-cell table:style-name="ce14" office:value-type="string" calcext:value-type="string">
            <text:p>bakers service time</text:p>
          </table:table-cell>
          <table:table-cell table:style-name="ce14" office:value-type="string" calcext:value-type="string">
            <text:p>probablity</text:p>
          </table:table-cell>
          <table:table-cell/>
          <table:table-cell table:style-name="ce15" office:value-type="string" calcext:value-type="string">
            <text:p>custo no</text:p>
          </table:table-cell>
          <table:table-cell table:style-name="ce16" office:value-type="string" calcext:value-type="string">
            <text:p>RD for IT</text:p>
          </table:table-cell>
          <table:table-cell table:style-name="ce17" office:value-type="string" calcext:value-type="string">
            <text:p>RD for ST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8" calcext:value-type="float">
            <text:p>0.38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.18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style-name="ce18" office:value-type="float" office:value="61" calcext:value-type="float">
            <text:p>61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9" calcext:value-type="float">
            <text:p>0.19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style-name="ce18" office:value-type="float" office:value="52" calcext:value-type="float">
            <text:p>52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table:style-name="ce7"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7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7"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style-name="ce18" office:value-type="float" office:value="72" calcext:value-type="float">
            <text:p>72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IAT</text:p>
          </table:table-cell>
          <table:table-cell table:style-name="ce3" office:value-type="string" calcext:value-type="string">
            <text:p>cum pro</text:p>
          </table:table-cell>
          <table:table-cell table:style-name="ce3" office:value-type="string" calcext:value-type="string">
            <text:p>RDA</text:p>
          </table:table-cell>
          <table:table-cell table:style-name="ce13" office:value-type="string" calcext:value-type="string">
            <text:p>ST(Able)</text:p>
          </table:table-cell>
          <table:table-cell table:style-name="ce13" office:value-type="string" calcext:value-type="string">
            <text:p>cum prob</text:p>
          </table:table-cell>
          <table:table-cell table:style-name="ce13" office:value-type="string" calcext:value-type="string">
            <text:p>RDA</text:p>
          </table:table-cell>
          <table:table-cell table:style-name="ce14" office:value-type="string" calcext:value-type="string">
            <text:p>ST(Baker)</text:p>
          </table:table-cell>
          <table:table-cell table:style-name="ce14" office:value-type="string" calcext:value-type="string">
            <text:p>cum prb</text:p>
          </table:table-cell>
          <table:table-cell table:style-name="ce14" office:value-type="string" calcext:value-type="string">
            <text:p>RDA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style-name="ce18" office:value-type="float" office:value="89" calcext:value-type="float">
            <text:p>89</text:p>
          </table:table-cell>
          <table:table-cell table:number-columns-repeated="1012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[.A10]" office:value-type="float" office:value="0.05" calcext:value-type="float">
            <text:p>0.05</text:p>
          </table:table-cell>
          <table:table-cell office:value-type="string" calcext:value-type="string">
            <text:p>1 – 5</text:p>
          </table:table-cell>
          <table:table-cell office:value-type="float" office:value="0.2" calcext:value-type="float">
            <text:p>0.2</text:p>
          </table:table-cell>
          <table:table-cell table:formula="of:=[.D10]" office:value-type="float" office:value="0.2" calcext:value-type="float">
            <text:p>0.2</text:p>
          </table:table-cell>
          <table:table-cell office:value-type="string" calcext:value-type="string">
            <text:p>1 – 20</text:p>
          </table:table-cell>
          <table:table-cell office:value-type="float" office:value="0.38" calcext:value-type="float">
            <text:p>0.38</text:p>
          </table:table-cell>
          <table:table-cell table:formula="of:=[.G10]" office:value-type="float" office:value="0.38" calcext:value-type="float">
            <text:p>0.38</text:p>
          </table:table-cell>
          <table:table-cell office:value-type="string" calcext:value-type="string">
            <text:p>1 – 38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table:style-name="ce18" office:value-type="float" office:value="39" calcext:value-type="float">
            <text:p>39</text:p>
          </table:table-cell>
          <table:table-cell table:number-columns-repeated="1012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SUM([.B10];[.A11])" office:value-type="float" office:value="0.3" calcext:value-type="float">
            <text:p>0.3</text:p>
          </table:table-cell>
          <table:table-cell office:value-type="string" calcext:value-type="string">
            <text:p>6 – 30</text:p>
          </table:table-cell>
          <table:table-cell office:value-type="float" office:value="0.35" calcext:value-type="float">
            <text:p>0.35</text:p>
          </table:table-cell>
          <table:table-cell table:formula="of:=SUM([.E10];[.D11])" office:value-type="float" office:value="0.55" calcext:value-type="float">
            <text:p>0.55</text:p>
          </table:table-cell>
          <table:table-cell office:value-type="string" calcext:value-type="string">
            <text:p>21 – 55</text:p>
          </table:table-cell>
          <table:table-cell office:value-type="float" office:value="0.25" calcext:value-type="float">
            <text:p>0.25</text:p>
          </table:table-cell>
          <table:table-cell table:formula="of:=SUM([.G11];[.H10])" office:value-type="float" office:value="0.63" calcext:value-type="float">
            <text:p>0.63</text:p>
          </table:table-cell>
          <table:table-cell office:value-type="string" calcext:value-type="string">
            <text:p>39 – 63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SUM([.B11];[.A12])" office:value-type="float" office:value="0.6" calcext:value-type="float">
            <text:p>0.6</text:p>
          </table:table-cell>
          <table:table-cell office:value-type="string" calcext:value-type="string">
            <text:p>31 – 60</text:p>
          </table:table-cell>
          <table:table-cell office:value-type="float" office:value="0.3" calcext:value-type="float">
            <text:p>0.3</text:p>
          </table:table-cell>
          <table:table-cell table:formula="of:=SUM([.E11];[.D12])" office:value-type="float" office:value="0.85" calcext:value-type="float">
            <text:p>0.85</text:p>
          </table:table-cell>
          <table:table-cell office:value-type="string" calcext:value-type="string">
            <text:p>56 – 85</text:p>
          </table:table-cell>
          <table:table-cell office:value-type="float" office:value="0.18" calcext:value-type="float">
            <text:p>0.18</text:p>
          </table:table-cell>
          <table:table-cell table:formula="of:=SUM([.G12];[.H11])" office:value-type="float" office:value="0.81" calcext:value-type="float">
            <text:p>0.81</text:p>
          </table:table-cell>
          <table:table-cell office:value-type="string" calcext:value-type="string">
            <text:p>64 – 81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SUM([.B12];[.A13])" office:value-type="float" office:value="0.85" calcext:value-type="float">
            <text:p>0.85</text:p>
          </table:table-cell>
          <table:table-cell office:value-type="string" calcext:value-type="string">
            <text:p>61 – 85</text:p>
          </table:table-cell>
          <table:table-cell office:value-type="float" office:value="0.15" calcext:value-type="float">
            <text:p>0.15</text:p>
          </table:table-cell>
          <table:table-cell table:formula="of:=SUM([.E12];[.D13])" office:value-type="float" office:value="1" calcext:value-type="float">
            <text:p>1</text:p>
          </table:table-cell>
          <table:table-cell office:value-type="string" calcext:value-type="string">
            <text:p>86 – 0</text:p>
          </table:table-cell>
          <table:table-cell office:value-type="float" office:value="0.19" calcext:value-type="float">
            <text:p>0.19</text:p>
          </table:table-cell>
          <table:table-cell table:formula="of:=SUM([.G13];[.H12])" office:value-type="float" office:value="1" calcext:value-type="float">
            <text:p>1</text:p>
          </table:table-cell>
          <table:table-cell office:value-type="string" calcext:value-type="string">
            <text:p>82 – 0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SUM([.B13];[.A14])" office:value-type="float" office:value="1" calcext:value-type="float">
            <text:p>1</text:p>
          </table:table-cell>
          <table:table-cell office:value-type="string" calcext:value-type="string">
            <text:p>86 – 0</text:p>
          </table:table-cell>
          <table:table-cell table:number-columns-repeated="6"/>
          <table:table-cell table:style-name="ce7"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table:style-name="ce18" office:value-type="float" office:value="82" calcext:value-type="float">
            <text:p>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7"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table:style-name="ce18"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7"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table:style-name="ce18"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7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style-name="ce18"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7"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style-name="ce18"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7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97" calcext:value-type="float">
            <text:p>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7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9" office:value-type="float" office:value="73" calcext:value-type="float">
            <text:p>73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<text:s text:c="20"/>SIMULATION TABLE</text:p>
          </table:table-cell>
          <table:table-cell table:number-columns-repeated="1023"/>
        </table:table-row>
        <table:table-row table:style-name="ro1">
          <table:table-cell table:style-name="ce5"/>
          <table:table-cell table:style-name="ce10" table:number-columns-repeated="3"/>
          <table:table-cell table:style-name="ce10" office:value-type="string" calcext:value-type="string" table:number-columns-spanned="3" table:number-rows-spanned="1">
            <text:p><text:s text:c="29"/>able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<text:s text:c="26"/>baker</text:p>
          </table:table-cell>
          <table:covered-table-cell table:number-columns-repeated="2" table:style-name="ce10"/>
          <table:table-cell table:number-columns-repeated="1014"/>
        </table:table-row>
        <table:table-row table:style-name="ro1">
          <table:table-cell table:style-name="ce6" office:value-type="string" calcext:value-type="string">
            <text:p>random digit for arrival</text:p>
          </table:table-cell>
          <table:table-cell table:style-name="ce11" office:value-type="string" calcext:value-type="string">
            <text:p>IAT</text:p>
          </table:table-cell>
          <table:table-cell table:style-name="ce11" office:value-type="string" calcext:value-type="string">
            <text:p>CTOA</text:p>
          </table:table-cell>
          <table:table-cell table:style-name="ce11" office:value-type="string" calcext:value-type="string">
            <text:p>random digit for ser</text:p>
          </table:table-cell>
          <table:table-cell table:style-name="ce11" office:value-type="string" calcext:value-type="string">
            <text:p>TSB</text:p>
          </table:table-cell>
          <table:table-cell table:style-name="ce11" office:value-type="string" calcext:value-type="string">
            <text:p>service time</text:p>
          </table:table-cell>
          <table:table-cell table:style-name="ce11" office:value-type="string" calcext:value-type="string">
            <text:p>TSE</text:p>
          </table:table-cell>
          <table:table-cell table:style-name="ce11" office:value-type="string" calcext:value-type="string">
            <text:p>TSB</text:p>
          </table:table-cell>
          <table:table-cell table:style-name="ce11" office:value-type="string" calcext:value-type="string">
            <text:p>service time</text:p>
          </table:table-cell>
          <table:table-cell table:style-name="ce11" office:value-type="string" calcext:value-type="string">
            <text:p>TS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[.B25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AND([.D25]&gt;=1;[.D25]&lt;=20);2;IF(AND([.D25]&gt;=21;[.D25]&lt;=55);3;IF(AND([.D25]&gt;=56;[.D25]&lt;=85);4;5)))" office:value-type="float" office:value="3" calcext:value-type="float">
            <text:p>3</text:p>
          </table:table-cell>
          <table:table-cell table:formula="of:=[.F25]+[.E25]" office:value-type="float" office:value="3" calcext:value-type="float">
            <text:p>3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table:formula="of:=IF(AND([.A26]&gt;=1;[.A26]&lt;=5);1;IF(AND([.A26]&gt;=6;[.A26]&lt;=30);2;IF(AND([.A26]&gt;=31;[.A26]&lt;=60);3;IF(AND([.A26]&gt;=61;[.A26]&lt;=85);4;5))))" office:value-type="float" office:value="5" calcext:value-type="float">
            <text:p>5</text:p>
          </table:table-cell>
          <table:table-cell table:formula="of:=SUM([.B26];[.C25])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formula="of:=IF([.G25]&lt;[.C26];[.C26];0)" office:value-type="float" office:value="5" calcext:value-type="float">
            <text:p>5</text:p>
          </table:table-cell>
          <table:table-cell table:formula="of:=IF(AND([.D26]&gt;=1;[.D26]&lt;=20);2;IF(AND([.D26]&gt;=21;[.D26]&lt;=55);3;IF(AND([.D26]&gt;=56;[.D26]&lt;=85);4;5)))" office:value-type="float" office:value="3" calcext:value-type="float">
            <text:p>3</text:p>
          </table:table-cell>
          <table:table-cell table:formula="of:=[.F26]+[.E26]" office:value-type="float" office:value="8" calcext:value-type="float">
            <text:p>8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formula="of:=IF(AND([.A27]&gt;=1;[.A27]&lt;=5);1;IF(AND([.A27]&gt;=6;[.A27]&lt;=30);2;IF(AND([.A27]&gt;=31;[.A27]&lt;=60);3;IF(AND([.A27]&gt;=61;[.A27]&lt;=85);4;5))))" office:value-type="float" office:value="2" calcext:value-type="float">
            <text:p>2</text:p>
          </table:table-cell>
          <table:table-cell table:formula="of:=SUM([.B27];[.C26])"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string" calcext:value-type="string">
            <text:p>//</text:p>
          </table:table-cell>
          <table:table-cell table:formula="of:=IF([.G26]&gt;=[.C27];[.C27];0)" office:value-type="float" office:value="7" calcext:value-type="float">
            <text:p>7</text:p>
          </table:table-cell>
          <table:table-cell table:formula="of:=IF(AND([.D27]&gt;=1;[.D27]&lt;=38);3;IF(AND([.D27]&gt;=39;[.D27]&lt;=63);4;IF(AND([.D27]&gt;=64;[.D27]&lt;=81);5;6)))" office:value-type="float" office:value="4" calcext:value-type="float">
            <text:p>4</text:p>
          </table:table-cell>
          <table:table-cell table:formula="of:=SUM([.H27:.I27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table:formula="of:=IF(AND([.A28]&gt;=1;[.A28]&lt;=5);1;IF(AND([.A28]&gt;=6;[.A28]&lt;=30);2;IF(AND([.A28]&gt;=31;[.A28]&lt;=60);3;IF(AND([.A28]&gt;=61;[.A28]&lt;=85);4;5))))" office:value-type="float" office:value="3" calcext:value-type="float">
            <text:p>3</text:p>
          </table:table-cell>
          <table:table-cell table:formula="of:=SUM([.B28];[.C27])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formula="of:=IF([.G27]&lt;[.C28];[.C28];0)" office:value-type="float" office:value="0" calcext:value-type="float">
            <text:p>0</text:p>
          </table:table-cell>
          <table:table-cell table:formula="of:=IF(AND([.D28]&gt;=1;[.D28]&lt;=20);2;IF(AND([.D28]&gt;=21;[.D28]&lt;=55);3;IF(AND([.D28]&gt;=56;[.D28]&lt;=85);4;5)))" office:value-type="float" office:value="3" calcext:value-type="float">
            <text:p>3</text:p>
          </table:table-cell>
          <table:table-cell table:formula="of:=[.F28]+[.E28]" office:value-type="float" office:value="3" calcext:value-type="float">
            <text:p>3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formula="of:=IF(AND([.A29]&gt;=1;[.A29]&lt;=5);1;IF(AND([.A29]&gt;=6;[.A29]&lt;=30);2;IF(AND([.A29]&gt;=31;[.A29]&lt;=60);3;IF(AND([.A29]&gt;=61;[.A29]&lt;=85);4;5))))" office:value-type="float" office:value="4" calcext:value-type="float">
            <text:p>4</text:p>
          </table:table-cell>
          <table:table-cell table:formula="of:=SUM([.B29];[.C28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.G28]&lt;[.C29];[.C29];0)" office:value-type="float" office:value="14" calcext:value-type="float">
            <text:p>14</text:p>
          </table:table-cell>
          <table:table-cell table:formula="of:=IF(AND([.D29]&gt;=1;[.D29]&lt;=20);2;IF(AND([.D29]&gt;=21;[.D29]&lt;=55);3;IF(AND([.D29]&gt;=56;[.D29]&lt;=85);4;5)))" office:value-type="float" office:value="2" calcext:value-type="float">
            <text:p>2</text:p>
          </table:table-cell>
          <table:table-cell table:formula="of:=[.F29]+[.E29]" office:value-type="float" office:value="16" calcext:value-type="float">
            <text:p>16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formula="of:=IF(AND([.A30]&gt;=1;[.A30]&lt;=5);1;IF(AND([.A30]&gt;=6;[.A30]&lt;=30);2;IF(AND([.A30]&gt;=31;[.A30]&lt;=60);3;IF(AND([.A30]&gt;=61;[.A30]&lt;=85);4;5))))" office:value-type="float" office:value="2" calcext:value-type="float">
            <text:p>2</text:p>
          </table:table-cell>
          <table:table-cell table:formula="of:=SUM([.B30];[.C29])"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IF([.G29]&lt;=[.C30];[.C30];0)" office:value-type="float" office:value="16" calcext:value-type="float">
            <text:p>16</text:p>
          </table:table-cell>
          <table:table-cell table:formula="of:=IF(AND([.D30]&gt;=1;[.D30]&lt;=20);2;IF(AND([.D30]&gt;=21;[.D30]&lt;=55);3;IF(AND([.D30]&gt;=56;[.D30]&lt;=85);4;5)))" office:value-type="float" office:value="3" calcext:value-type="float">
            <text:p>3</text:p>
          </table:table-cell>
          <table:table-cell table:formula="of:=[.F30]+[.E30]" office:value-type="float" office:value="19" calcext:value-type="float">
            <text:p>19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table:formula="of:=IF(AND([.A31]&gt;=1;[.A31]&lt;=5);1;IF(AND([.A31]&gt;=6;[.A31]&lt;=30);2;IF(AND([.A31]&gt;=31;[.A31]&lt;=60);3;IF(AND([.A31]&gt;=61;[.A31]&lt;=85);4;5))))" office:value-type="float" office:value="3" calcext:value-type="float">
            <text:p>3</text:p>
          </table:table-cell>
          <table:table-cell table:formula="of:=SUM([.B31];[.C30])"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table:formula="of:=IF([.G30]&lt;=[.C31];[.C31];0)" office:value-type="float" office:value="19" calcext:value-type="float">
            <text:p>19</text:p>
          </table:table-cell>
          <table:table-cell table:formula="of:=IF(AND([.D31]&gt;=1;[.D31]&lt;=20);2;IF(AND([.D31]&gt;=21;[.D31]&lt;=55);3;IF(AND([.D31]&gt;=56;[.D31]&lt;=85);4;5)))" office:value-type="float" office:value="4" calcext:value-type="float">
            <text:p>4</text:p>
          </table:table-cell>
          <table:table-cell table:formula="of:=[.F31]+[.E31]" office:value-type="float" office:value="23" calcext:value-type="float">
            <text:p>23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table:formula="of:=IF(AND([.A32]&gt;=1;[.A32]&lt;=5);1;IF(AND([.A32]&gt;=6;[.A32]&lt;=30);2;IF(AND([.A32]&gt;=31;[.A32]&lt;=60);3;IF(AND([.A32]&gt;=61;[.A32]&lt;=85);4;5))))" office:value-type="float" office:value="4" calcext:value-type="float">
            <text:p>4</text:p>
          </table:table-cell>
          <table:table-cell table:formula="of:=SUM([.B32];[.C31])"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table:formula="of:=IF([.G31]&lt;=[.C32];[.C32];0)" office:value-type="float" office:value="23" calcext:value-type="float">
            <text:p>23</text:p>
          </table:table-cell>
          <table:table-cell table:formula="of:=IF(AND([.D32]&gt;=1;[.D32]&lt;=20);2;IF(AND([.D32]&gt;=21;[.D32]&lt;=55);3;IF(AND([.D32]&gt;=56;[.D32]&lt;=85);4;5)))" office:value-type="float" office:value="5" calcext:value-type="float">
            <text:p>5</text:p>
          </table:table-cell>
          <table:table-cell table:formula="of:=[.F32]+[.E32]" office:value-type="float" office:value="28" calcext:value-type="float">
            <text:p>28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table:formula="of:=IF(AND([.A33]&gt;=1;[.A33]&lt;=5);1;IF(AND([.A33]&gt;=6;[.A33]&lt;=30);2;IF(AND([.A33]&gt;=31;[.A33]&lt;=60);3;IF(AND([.A33]&gt;=61;[.A33]&lt;=85);4;5))))" office:value-type="float" office:value="4" calcext:value-type="float">
            <text:p>4</text:p>
          </table:table-cell>
          <table:table-cell table:formula="of:=SUM([.B33];[.C32])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//</text:p>
          </table:table-cell>
          <table:table-cell table:formula="of:=IF([.G32]&gt;[.C33];[.C33];0)" office:value-type="float" office:value="27" calcext:value-type="float">
            <text:p>27</text:p>
          </table:table-cell>
          <table:table-cell table:formula="of:=IF(AND([.D33]&gt;=1;[.D33]&lt;=38);3;IF(AND([.D33]&gt;=39;[.D33]&lt;=63);4;IF(AND([.D33]&gt;=64;[.D33]&lt;=81);5;6)))" office:value-type="float" office:value="4" calcext:value-type="float">
            <text:p>4</text:p>
          </table:table-cell>
          <table:table-cell table:formula="of:=SUM([.H33:.I33])"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formula="of:=IF(AND([.A34]&gt;=1;[.A34]&lt;=5);1;IF(AND([.A34]&gt;=6;[.A34]&lt;=30);2;IF(AND([.A34]&gt;=31;[.A34]&lt;=60);3;IF(AND([.A34]&gt;=61;[.A34]&lt;=85);4;5))))" office:value-type="float" office:value="3" calcext:value-type="float">
            <text:p>3</text:p>
          </table:table-cell>
          <table:table-cell table:formula="of:=SUM([.B34];[.C33])"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formula="of:=IF([.G33]&lt;=[.C34];[.C34];0)" office:value-type="float" office:value="0" calcext:value-type="float">
            <text:p>0</text:p>
          </table:table-cell>
          <table:table-cell table:formula="of:=IF(AND([.D34]&gt;=1;[.D34]&lt;=20);2;IF(AND([.D34]&gt;=21;[.D34]&lt;=55);3;IF(AND([.D34]&gt;=56;[.D34]&lt;=85);4;5)))" office:value-type="float" office:value="4" calcext:value-type="float">
            <text:p>4</text:p>
          </table:table-cell>
          <table:table-cell table:formula="of:=[.F34]+[.E34]" office:value-type="float" office:value="4" calcext:value-type="float">
            <text:p>4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table:formula="of:=IF(AND([.A35]&gt;=1;[.A35]&lt;=5);1;IF(AND([.A35]&gt;=6;[.A35]&lt;=30);2;IF(AND([.A35]&gt;=31;[.A35]&lt;=60);3;IF(AND([.A35]&gt;=61;[.A35]&lt;=85);4;5))))" office:value-type="float" office:value="4" calcext:value-type="float">
            <text:p>4</text:p>
          </table:table-cell>
          <table:table-cell table:formula="of:=SUM([.B35];[.C34])"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table:formula="of:=IF([.G34]&lt;=[.C35];[.C35];0)" office:value-type="float" office:value="34" calcext:value-type="float">
            <text:p>34</text:p>
          </table:table-cell>
          <table:table-cell table:formula="of:=IF(AND([.D35]&gt;=1;[.D35]&lt;=20);2;IF(AND([.D35]&gt;=21;[.D35]&lt;=55);3;IF(AND([.D35]&gt;=56;[.D35]&lt;=85);4;5)))" office:value-type="float" office:value="5" calcext:value-type="float">
            <text:p>5</text:p>
          </table:table-cell>
          <table:table-cell table:formula="of:=[.F35]+[.E35]" office:value-type="float" office:value="39" calcext:value-type="float">
            <text:p>39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formula="of:=IF(AND([.A36]&gt;=1;[.A36]&lt;=5);1;IF(AND([.A36]&gt;=6;[.A36]&lt;=30);2;IF(AND([.A36]&gt;=31;[.A36]&lt;=60);3;IF(AND([.A36]&gt;=61;[.A36]&lt;=85);4;5))))" office:value-type="float" office:value="2" calcext:value-type="float">
            <text:p>2</text:p>
          </table:table-cell>
          <table:table-cell table:formula="of:=SUM([.B36];[.C35])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//</text:p>
          </table:table-cell>
          <table:table-cell table:formula="of:=IF([.G35]&gt;[.C36];[.C36];0)" office:value-type="float" office:value="36" calcext:value-type="float">
            <text:p>36</text:p>
          </table:table-cell>
          <table:table-cell table:formula="of:=IF(AND([.D36]&gt;=1;[.D36]&lt;=38);3;IF(AND([.D36]&gt;=39;[.D36]&lt;=63);4;IF(AND([.D36]&gt;=64;[.D36]&lt;=81);5;6)))" office:value-type="float" office:value="3" calcext:value-type="float">
            <text:p>3</text:p>
          </table:table-cell>
          <table:table-cell table:formula="of:=SUM([.H36:.I36]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table:formula="of:=IF(AND([.A37]&gt;=1;[.A37]&lt;=5);1;IF(AND([.A37]&gt;=6;[.A37]&lt;=30);2;IF(AND([.A37]&gt;=31;[.A37]&lt;=60);3;IF(AND([.A37]&gt;=61;[.A37]&lt;=85);4;5))))" office:value-type="float" office:value="4" calcext:value-type="float">
            <text:p>4</text:p>
          </table:table-cell>
          <table:table-cell table:formula="of:=SUM([.B37];[.C36])"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table:formula="of:=IF([.G36]&lt;=[.C37];[.C37];0)" office:value-type="float" office:value="0" calcext:value-type="float">
            <text:p>0</text:p>
          </table:table-cell>
          <table:table-cell table:formula="of:=IF(AND([.D37]&gt;=1;[.D37]&lt;=20);2;IF(AND([.D37]&gt;=21;[.D37]&lt;=55);3;IF(AND([.D37]&gt;=56;[.D37]&lt;=85);4;5)))" office:value-type="float" office:value="4" calcext:value-type="float">
            <text:p>4</text:p>
          </table:table-cell>
          <table:table-cell table:formula="of:=[.F37]+[.E37]" office:value-type="float" office:value="4" calcext:value-type="float">
            <text:p>4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7" office:value-type="float" office:value="97" calcext:value-type="float">
            <text:p>97</text:p>
          </table:table-cell>
          <table:table-cell table:formula="of:=IF(AND([.A38]&gt;=1;[.A38]&lt;=5);1;IF(AND([.A38]&gt;=6;[.A38]&lt;=30);2;IF(AND([.A38]&gt;=31;[.A38]&lt;=60);3;IF(AND([.A38]&gt;=61;[.A38]&lt;=85);4;5))))" office:value-type="float" office:value="5" calcext:value-type="float">
            <text:p>5</text:p>
          </table:table-cell>
          <table:table-cell table:formula="of:=SUM([.B38];[.C37])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formula="of:=IF([.G37]&lt;=[.C38];[.C38];0)" office:value-type="float" office:value="45" calcext:value-type="float">
            <text:p>45</text:p>
          </table:table-cell>
          <table:table-cell table:formula="of:=IF(AND([.D38]&gt;=1;[.D38]&lt;=20);2;IF(AND([.D38]&gt;=21;[.D38]&lt;=55);3;IF(AND([.D38]&gt;=56;[.D38]&lt;=85);4;5)))" office:value-type="float" office:value="3" calcext:value-type="float">
            <text:p>3</text:p>
          </table:table-cell>
          <table:table-cell table:formula="of:=[.F38]+[.E38]" office:value-type="float" office:value="48" calcext:value-type="float">
            <text:p>48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table:formula="of:=IF(AND([.A39]&gt;=1;[.A39]&lt;=5);1;IF(AND([.A39]&gt;=6;[.A39]&lt;=30);2;IF(AND([.A39]&gt;=31;[.A39]&lt;=60);3;IF(AND([.A39]&gt;=61;[.A39]&lt;=85);4;5))))" office:value-type="float" office:value="4" calcext:value-type="float">
            <text:p>4</text:p>
          </table:table-cell>
          <table:table-cell table:formula="of:=SUM([.B39];[.C38])"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table:formula="of:=IF([.G38]&lt;=[.C39];[.C39];0)" office:value-type="float" office:value="49" calcext:value-type="float">
            <text:p>49</text:p>
          </table:table-cell>
          <table:table-cell table:formula="of:=IF(AND([.D39]&gt;=1;[.D39]&lt;=20);2;IF(AND([.D39]&gt;=21;[.D39]&lt;=55);3;IF(AND([.D39]&gt;=56;[.D39]&lt;=85);4;5)))" office:value-type="float" office:value="2" calcext:value-type="float">
            <text:p>2</text:p>
          </table:table-cell>
          <table:table-cell table:formula="of:=[.F39]+[.E39]" office:value-type="float" office:value="51" calcext:value-type="float">
            <text:p>51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table:formula="of:=IF(AND([.A40]&gt;=1;[.A40]&lt;=5);1;IF(AND([.A40]&gt;=6;[.A40]&lt;=30);2;IF(AND([.A40]&gt;=31;[.A40]&lt;=60);3;IF(AND([.A40]&gt;=61;[.A40]&lt;=85);4;5))))" office:value-type="float" office:value="3" calcext:value-type="float">
            <text:p>3</text:p>
          </table:table-cell>
          <table:table-cell table:formula="of:=SUM([.B40];[.C39])"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table:formula="of:=IF([.G39]&lt;=[.C40];[.C40];0)" office:value-type="float" office:value="52" calcext:value-type="float">
            <text:p>52</text:p>
          </table:table-cell>
          <table:table-cell table:formula="of:=IF(AND([.D40]&gt;=1;[.D40]&lt;=20);2;IF(AND([.D40]&gt;=21;[.D40]&lt;=55);3;IF(AND([.D40]&gt;=56;[.D40]&lt;=85);4;5)))" office:value-type="float" office:value="4" calcext:value-type="float">
            <text:p>4</text:p>
          </table:table-cell>
          <table:table-cell table:formula="of:=[.F40]+[.E40]" office:value-type="float" office:value="56" calcext:value-type="float">
            <text:p>56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formula="of:=IF(AND([.A41]&gt;=1;[.A41]&lt;=5);1;IF(AND([.A41]&gt;=6;[.A41]&lt;=30);2;IF(AND([.A41]&gt;=31;[.A41]&lt;=60);3;IF(AND([.A41]&gt;=61;[.A41]&lt;=85);4;5))))" office:value-type="float" office:value="3" calcext:value-type="float">
            <text:p>3</text:p>
          </table:table-cell>
          <table:table-cell table:formula="of:=SUM([.B41];[.C40])"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//</text:p>
          </table:table-cell>
          <table:table-cell table:formula="of:=IF([.G40]&gt;[.C41];[.C41];0)" office:value-type="float" office:value="55" calcext:value-type="float">
            <text:p>55</text:p>
          </table:table-cell>
          <table:table-cell table:formula="of:=IF(AND([.D41]&gt;=1;[.D41]&lt;=38);3;IF(AND([.D41]&gt;=39;[.D41]&lt;=63);4;IF(AND([.D41]&gt;=64;[.D41]&lt;=81);5;6)))" office:value-type="float" office:value="4" calcext:value-type="float">
            <text:p>4</text:p>
          </table:table-cell>
          <table:table-cell table:formula="of:=SUM([.H41:.I41])"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formula="of:=IF(AND([.A42]&gt;=1;[.A42]&lt;=5);1;IF(AND([.A42]&gt;=6;[.A42]&lt;=30);2;IF(AND([.A42]&gt;=31;[.A42]&lt;=60);3;IF(AND([.A42]&gt;=61;[.A42]&lt;=85);4;5))))" office:value-type="float" office:value="2" calcext:value-type="float">
            <text:p>2</text:p>
          </table:table-cell>
          <table:table-cell table:formula="of:=SUM([.B42];[.C41])"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table:formula="of:=IF([.G41]&lt;=[.C42];[.C42];0)" office:value-type="float" office:value="0" calcext:value-type="float">
            <text:p>0</text:p>
          </table:table-cell>
          <table:table-cell table:formula="of:=IF(AND([.D42]&gt;=1;[.D42]&lt;=20);2;IF(AND([.D42]&gt;=21;[.D42]&lt;=55);3;IF(AND([.D42]&gt;=56;[.D42]&lt;=85);4;5)))" office:value-type="float" office:value="5" calcext:value-type="float">
            <text:p>5</text:p>
          </table:table-cell>
          <table:table-cell table:formula="of:=[.F42]+[.E42]" office:value-type="float" office:value="5" calcext:value-type="float">
            <text:p>5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formula="of:=IF(AND([.A43]&gt;=1;[.A43]&lt;=5);1;IF(AND([.A43]&gt;=6;[.A43]&lt;=30);2;IF(AND([.A43]&gt;=31;[.A43]&lt;=60);3;IF(AND([.A43]&gt;=61;[.A43]&lt;=85);4;5))))" office:value-type="float" office:value="1" calcext:value-type="float">
            <text:p>1</text:p>
          </table:table-cell>
          <table:table-cell table:formula="of:=SUM([.B43];[.C42])"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//</text:p>
          </table:table-cell>
          <table:table-cell table:formula="of:=IF([.G42]&gt;[.C43];[.C43];0)" office:value-type="float" office:value="0" calcext:value-type="float">
            <text:p>0</text:p>
          </table:table-cell>
          <table:table-cell table:formula="of:=IF(AND([.D43]&gt;=1;[.D43]&lt;=38);3;IF(AND([.D43]&gt;=39;[.D43]&lt;=63);4;IF(AND([.D43]&gt;=64;[.D43]&lt;=81);5;6)))" office:value-type="float" office:value="3" calcext:value-type="float">
            <text:p>3</text:p>
          </table:table-cell>
          <table:table-cell table:formula="of:=SUM([.H43:.I4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12" table:formula="of:=IF(AND([.A44]&gt;=1;[.A44]&lt;=5);1;IF(AND([.A44]&gt;=6;[.A44]&lt;=30);2;IF(AND([.A44]&gt;=31;[.A44]&lt;=60);3;IF(AND([.A44]&gt;=61;[.A44]&lt;=85);4;5))))" office:value-type="float" office:value="2" calcext:value-type="float">
            <text:p>2</text:p>
          </table:table-cell>
          <table:table-cell table:style-name="ce12" table:formula="of:=SUM([.B44];[.C43])" office:value-type="float" office:value="60" calcext:value-type="float">
            <text:p>60</text:p>
          </table:table-cell>
          <table:table-cell table:style-name="ce12" office:value-type="float" office:value="73" calcext:value-type="float">
            <text:p>73</text:p>
          </table:table-cell>
          <table:table-cell table:style-name="ce12" table:formula="of:=IF([.G43]&lt;=[.C44];[.C44];0)" office:value-type="float" office:value="0" calcext:value-type="float">
            <text:p>0</text:p>
          </table:table-cell>
          <table:table-cell table:style-name="ce12" table:formula="of:=IF(AND([.D44]&gt;=1;[.D44]&lt;=20);2;IF(AND([.D44]&gt;=21;[.D44]&lt;=55);3;IF(AND([.D44]&gt;=56;[.D44]&lt;=85);4;5)))" office:value-type="float" office:value="4" calcext:value-type="float">
            <text:p>4</text:p>
          </table:table-cell>
          <table:table-cell table:style-name="ce12" table:formula="of:=[.F44]+[.E44]" office:value-type="float" office:value="4" calcext:value-type="float">
            <text:p>4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14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 style:data-style-name="N2" text:time-value="08:33:13.555391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8:51:01.996360458</meta:creation-date>
    <dc:date>2016-03-09T09:16:19.744947822</dc:date>
    <meta:editing-duration>PT1H40M38S</meta:editing-duration>
    <meta:editing-cycles>11</meta:editing-cycles>
    <meta:generator>LibreOffice/4.2.8.2$Linux_X86_64 LibreOffice_project/420$Build-2</meta:generator>
    <meta:document-statistic meta:table-count="1" meta:cell-count="356" meta:object-count="0"/>
  </office:meta>
</office:document-meta>
</file>